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8pt" officeooo:rsid="0002bdbe" officeooo:paragraph-rsid="0002bdbe" style:font-size-asian="15.75pt" style:font-size-complex="18pt"/>
    </style:style>
    <style:style style:name="P2" style:family="paragraph" style:parent-style-name="Standard">
      <style:text-properties style:font-name="DejaVu Sans" fo:font-size="12pt" officeooo:rsid="0002bdbe" officeooo:paragraph-rsid="0002bdbe" style:font-size-asian="10.5pt" style:font-size-complex="12pt"/>
    </style:style>
    <style:style style:name="P3" style:family="paragraph" style:parent-style-name="Standard">
      <style:text-properties style:font-name="DejaVu Sans" fo:font-size="12pt" officeooo:rsid="0002bdbe" officeooo:paragraph-rsid="0002dcce" style:font-size-asian="10.5pt" style:font-size-complex="12pt"/>
    </style:style>
    <style:style style:name="P4" style:family="paragraph" style:parent-style-name="Standard">
      <style:text-properties style:font-name="DejaVu Sans" fo:font-size="12pt" officeooo:rsid="00041db7" officeooo:paragraph-rsid="00041db7" style:font-size-asian="10.5pt" style:font-size-complex="12pt"/>
    </style:style>
    <style:style style:name="P5" style:family="paragraph" style:parent-style-name="Standard">
      <style:text-properties style:font-name="DejaVu Sans" fo:font-size="12pt" fo:font-weight="bold" officeooo:rsid="00041db7" officeooo:paragraph-rsid="00041db7" style:font-size-asian="10.5pt" style:font-weight-asian="bold" style:font-size-complex="12pt" style:font-weight-complex="bold"/>
    </style:style>
    <style:style style:name="P6" style:family="paragraph" style:parent-style-name="Standard">
      <style:text-properties style:font-name="DejaVu Sans" fo:font-size="12pt" fo:font-weight="bold" officeooo:rsid="00041db7" officeooo:paragraph-rsid="0002bdbe" style:font-size-asian="10.5pt" style:font-weight-asian="bold" style:font-size-complex="12pt" style:font-weight-complex="bold"/>
    </style:style>
    <style:style style:name="P7" style:family="paragraph" style:parent-style-name="Standard">
      <style:text-properties style:font-name="DejaVu Sans" fo:font-size="12pt" fo:font-weight="bold" officeooo:rsid="0002bdbe" officeooo:paragraph-rsid="000452f5" style:font-size-asian="10.5pt" style:font-weight-asian="bold" style:font-size-complex="12pt" style:font-weight-complex="bold"/>
    </style:style>
    <style:style style:name="P8" style:family="paragraph" style:parent-style-name="Standard">
      <style:text-properties style:font-name="DejaVu Sans" fo:font-size="12pt" fo:font-weight="bold" officeooo:rsid="000452f5" officeooo:paragraph-rsid="000452f5" style:font-size-asian="10.5pt" style:font-weight-asian="bold" style:font-size-complex="12pt" style:font-weight-complex="bold"/>
    </style:style>
    <style:style style:name="P9" style:family="paragraph" style:parent-style-name="Standard">
      <style:text-properties style:font-name="DejaVu Sans" fo:font-size="12pt" fo:font-weight="bold" officeooo:rsid="0005ee86" officeooo:paragraph-rsid="0005ee86" style:font-size-asian="10.5pt" style:font-weight-asian="bold" style:font-size-complex="12pt" style:font-weight-complex="bold"/>
    </style:style>
    <style:style style:name="P10" style:family="paragraph" style:parent-style-name="Standard">
      <style:text-properties style:font-name="DejaVu Sans" fo:font-size="12pt" fo:font-weight="bold" officeooo:rsid="0005ee86" officeooo:paragraph-rsid="0007e4c9" style:font-size-asian="10.5pt" style:font-weight-asian="bold" style:font-size-complex="12pt" style:font-weight-complex="bold"/>
    </style:style>
    <style:style style:name="P11" style:family="paragraph" style:parent-style-name="Standard">
      <style:text-properties style:font-name="DejaVu Sans" fo:font-size="12pt" fo:font-weight="bold" officeooo:rsid="0007e4c9" officeooo:paragraph-rsid="00094ec1" style:font-size-asian="10.5pt" style:font-weight-asian="bold" style:font-size-complex="12pt" style:font-weight-complex="bold"/>
    </style:style>
    <style:style style:name="P12" style:family="paragraph" style:parent-style-name="Standard">
      <style:text-properties style:font-name="DejaVu Sans" fo:font-size="12pt" fo:font-weight="bold" officeooo:rsid="00094ec1" officeooo:paragraph-rsid="00094ec1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DejaVu Sans" fo:font-size="12pt" fo:font-weight="bold" officeooo:rsid="000a4a50" officeooo:paragraph-rsid="000a4a50" style:font-size-asian="10.5pt" style:font-weight-asian="bold" style:font-size-complex="12pt" style:font-weight-complex="bold"/>
    </style:style>
    <style:style style:name="P14" style:family="paragraph" style:parent-style-name="Standard">
      <style:text-properties style:font-name="DejaVu Sans" fo:font-size="7pt" fo:font-weight="bold" officeooo:rsid="00041db7" officeooo:paragraph-rsid="00041db7" style:font-size-asian="7pt" style:font-weight-asian="bold" style:font-size-complex="7pt" style:font-weight-complex="bold"/>
    </style:style>
    <style:style style:name="P15" style:family="paragraph" style:parent-style-name="Standard">
      <style:text-properties style:font-name="DejaVu Sans" fo:font-size="7pt" fo:font-weight="bold" officeooo:rsid="00094ec1" officeooo:paragraph-rsid="00094ec1" style:font-size-asian="7pt" style:font-weight-asian="bold" style:font-size-complex="7pt" style:font-weight-complex="bold"/>
    </style:style>
    <style:style style:name="P16" style:family="paragraph" style:parent-style-name="Standard">
      <style:text-properties style:font-name="DejaVu Sans" fo:font-size="22pt" officeooo:rsid="0002bdbe" officeooo:paragraph-rsid="0002bdbe" style:font-size-asian="22pt" style:font-size-complex="22pt"/>
    </style:style>
    <style:style style:name="P17" style:family="paragraph" style:parent-style-name="Standard">
      <style:text-properties style:font-name="DejaVu Sans" fo:font-size="16pt" officeooo:rsid="0002bdbe" officeooo:paragraph-rsid="0002bdbe" style:font-size-asian="16pt" style:font-size-complex="16pt"/>
    </style:style>
    <style:style style:name="P18" style:family="paragraph" style:parent-style-name="Standard">
      <style:text-properties style:font-name="DejaVu Sans" fo:font-size="16pt" fo:font-weight="bold" officeooo:rsid="000a4a50" officeooo:paragraph-rsid="000a4a50" style:font-size-asian="14pt" style:font-weight-asian="bold" style:font-size-complex="16pt" style:font-weight-complex="bold"/>
    </style:style>
    <style:style style:name="P19" style:family="paragraph" style:parent-style-name="Standard">
      <style:text-properties style:font-name="DejaVu Sans" fo:font-size="13pt" officeooo:rsid="0002bdbe" officeooo:paragraph-rsid="0002bdbe" style:font-size-asian="13pt" style:font-size-complex="13pt"/>
    </style:style>
    <style:style style:name="P20" style:family="paragraph" style:parent-style-name="Standard">
      <style:text-properties style:font-name="DejaVu Sans" fo:font-size="13pt" officeooo:rsid="00094ec1" officeooo:paragraph-rsid="00094ec1" style:font-size-asian="13pt" style:font-size-complex="13pt"/>
    </style:style>
    <style:style style:name="P21" style:family="paragraph" style:parent-style-name="Standard">
      <style:text-properties style:font-name="FreeMono" fo:font-size="12pt" fo:font-weight="bold" officeooo:rsid="000a4a50" officeooo:paragraph-rsid="000a4a50" style:font-size-asian="10.5pt" style:font-weight-asian="bold" style:font-size-complex="12pt" style:font-weight-complex="bold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7pt" fo:font-weight="normal" style:font-size-asian="7pt" style:font-weight-asian="normal" style:font-size-complex="7pt" style:font-weight-complex="normal"/>
    </style:style>
    <style:style style:name="T3" style:family="text">
      <style:text-properties fo:font-size="7pt" fo:font-weight="normal" officeooo:rsid="000452f5" style:font-size-asian="7pt" style:font-weight-asian="normal" style:font-size-complex="7pt" style:font-weight-complex="normal"/>
    </style:style>
    <style:style style:name="T4" style:family="text">
      <style:text-properties officeooo:rsid="0002dcce"/>
    </style:style>
    <style:style style:name="T5" style:family="text">
      <style:text-properties fo:color="#ffffff" fo:font-weight="bold" fo:background-color="#009900" loext:char-shading-value="0" style:font-weight-asian="bold" style:font-weight-complex="bold"/>
    </style:style>
    <style:style style:name="T6" style:family="text">
      <style:text-properties fo:color="#ffffff" fo:font-weight="bold" officeooo:rsid="0002dcce" fo:background-color="#009900" loext:char-shading-value="0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fo:background-color="#0000ff" loext:char-shading-value="0" style:font-weight-asian="bold" style:font-weight-complex="bold"/>
    </style:style>
    <style:style style:name="T9" style:family="text">
      <style:text-properties fo:font-weight="bold" officeooo:rsid="0002dcce" fo:background-color="#0000ff" loext:char-shading-value="0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452f5" style:font-weight-asian="normal" style:font-weight-complex="normal"/>
    </style:style>
    <style:style style:name="T12" style:family="text">
      <style:text-properties fo:font-weight="normal" officeooo:rsid="0005ee86" style:font-weight-asian="normal" style:font-weight-complex="normal"/>
    </style:style>
    <style:style style:name="T13" style:family="text">
      <style:text-properties fo:font-weight="normal" officeooo:rsid="0007e4c9" style:font-weight-asian="normal" style:font-weight-complex="normal"/>
    </style:style>
    <style:style style:name="T14" style:family="text">
      <style:text-properties fo:font-weight="normal" officeooo:rsid="00094ec1" style:font-weight-asian="normal" style:font-weight-complex="normal"/>
    </style:style>
    <style:style style:name="T15" style:family="text">
      <style:text-properties officeooo:rsid="000452f5"/>
    </style:style>
    <style:style style:name="T16" style:family="text">
      <style:text-properties officeooo:rsid="00094ec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Advanced Renaming by UniTrader – Manual</text:p>
      <text:p text:style-name="P1"/>
      <text:p text:style-name="P1"/>
      <text:p text:style-name="P2">This Extension for X4 adds Expressions to the regular Ship Renaming,</text:p>
      <text:p text:style-name="P2">which will be filled in and some even Updated automatically.</text:p>
      <text:p text:style-name="P2">There are also Expressions which allow the Coloring of Object Names.</text:p>
      <text:p text:style-name="P2"/>
      <text:p text:style-name="P4">Core mod meaning of the 1st/escape Symbol of the Expressions:</text:p>
      <text:p text:style-name="P5">/<text:span text:style-name="T10"><text:tab/>static expression </text:span><text:span text:style-name="T2">(always the same result)</text:span></text:p>
      <text:p text:style-name="P5">%<text:span text:style-name="T10"><text:tab/>dynamic expression without Updates</text:span><text:span text:style-name="T2"> (Often the same result on the same Object;</text:span></text:p>
      <text:p text:style-name="P14"><text:span text:style-name="T10"><text:tab/><text:tab/> if present in more dynamic context like Sector it will not trigger an Update when changed,</text:span></text:p>
      <text:p text:style-name="P14"><text:span text:style-name="T10"><text:tab/><text:tab/>but will get updated when an $ expression triggers an Update)</text:span></text:p>
      <text:p text:style-name="P4">$<text:span text:style-name="T10"><text:tab/>dynamic expression with Updates </text:span><text:span text:style-name="T2">(Will stay updated to the current Values)</text:span></text:p>
      <text:p text:style-name="P2"/>
      <text:p text:style-name="P17">Available Expressions:</text:p>
      <text:p text:style-name="P19">For Colors:</text:p>
      <text:p text:style-name="P2"><text:span text:style-name="T7">/gr1</text:span><text:tab/><text:tab/><text:tab/>Grey 1</text:p>
      <text:p text:style-name="P2"><text:span text:style-name="T7">/blu</text:span><text:tab/><text:tab/><text:tab/>Blue</text:p>
      <text:p text:style-name="P2"><text:span text:style-name="T7">/cya</text:span><text:tab/><text:tab/><text:tab/>Cyan</text:p>
      <text:p text:style-name="P2"><text:span text:style-name="T7">/grn</text:span><text:tab/><text:tab/><text:tab/>Green</text:p>
      <text:p text:style-name="P2"><text:span text:style-name="T7">/mag</text:span><text:tab/><text:tab/><text:tab/>Magenta</text:p>
      <text:p text:style-name="P2"><text:span text:style-name="T7">/red</text:span><text:tab/><text:tab/><text:tab/>Red</text:p>
      <text:p text:style-name="P2"><text:span text:style-name="T7">/lbl</text:span><text:tab/><text:tab/><text:tab/>light Blue</text:p>
      <text:p text:style-name="P2"><text:span text:style-name="T7">/whi</text:span><text:tab/><text:tab/><text:tab/>White</text:p>
      <text:p text:style-name="P2"><text:span text:style-name="T7">/nor</text:span><text:tab/><text:tab/><text:tab/>Regular Text Color <text:span text:style-name="T1">(description possibly outdated since the default color changed)</text:span></text:p>
      <text:p text:style-name="P2"><text:span text:style-name="T7">/yel</text:span><text:tab/><text:tab/><text:tab/>Yellow</text:p>
      <text:p text:style-name="P2"><text:span text:style-name="T7">/gr2</text:span><text:tab/><text:tab/><text:tab/>Grey 2</text:p>
      <text:p text:style-name="P2"><text:span text:style-name="T7">/blk</text:span><text:tab/><text:tab/><text:tab/>Black</text:p>
      <text:p text:style-name="P7">/<text:span text:style-name="T15">rcoX<text:tab/><text:tab/><text:tab/></text:span><text:span text:style-name="T11">random color selected from the previous ones</text:span></text:p>
      <text:p text:style-name="P7"><text:span text:style-name="T11"><text:tab/><text:tab/><text:tab/></text:span><text:span text:style-name="T3">(for technical reasons limited to 10 diffrent ones,where X is a number from 0 to 9)</text:span></text:p>
      <text:p text:style-name="P2"><text:span text:style-name="T7">/hexRRGGBB</text:span><text:tab/>Any Color in Hexadecimal <text:span text:style-name="T4">(fill in RRGGBB )</text:span></text:p>
      <text:p text:style-name="P2"/>
      <text:p text:style-name="P19">For Object Information:</text:p>
      <text:p text:style-name="P5">$boarding.marinecount<text:tab/><text:span text:style-name="T10">Number of Marineson board</text:span></text:p>
      <text:p text:style-name="P5">$boarding.marineskill<text:span text:style-name="T10"><text:tab/>Total/Combined Skill of the Marines on Board</text:span></text:p>
      <text:p text:style-name="P5">$boarding.resistance<text:span text:style-name="T10"><text:tab/>Boarding Resistance of the Object</text:span></text:p>
      <text:p text:style-name="P6">$boarding.strength<text:tab/><text:tab/><text:span text:style-name="T10">Boarding Strength of the Object</text:span></text:p>
      <text:p text:style-name="P8">$sup.name<text:tab/><text:tab/><text:tab/><text:span text:style-name="T10">Name of Superior</text:span><text:span text:style-name="T2"> (stripped of some dynamic name parts)</text:span></text:p>
      <text:p text:style-name="P8">/sup.sec<text:tab/><text:tab/><text:tab/><text:tab/><text:span text:style-name="T10">Sector Name where Superior is</text:span></text:p>
      <text:p text:style-name="P8">/sup.clu<text:tab/><text:tab/><text:tab/><text:tab/><text:span text:style-name="T10">Cluster/System Name where Superior is</text:span></text:p>
      <text:p text:style-name="P8">/sec<text:tab/><text:tab/><text:tab/><text:tab/><text:tab/><text:span text:style-name="T10">current Sector Name</text:span></text:p>
      <text:p text:style-name="P8">/clu<text:tab/><text:tab/><text:tab/><text:tab/><text:tab/><text:span text:style-name="T10">current Cluster/System Name</text:span></text:p>
      <text:p text:style-name="P8">/type0<text:tab/><text:tab/><text:tab/><text:tab/><text:span text:style-name="T10">Ship Type (variants removed)</text:span></text:p>
      <text:p text:style-name="P8">/type-<text:tab/><text:tab/><text:tab/><text:tab/><text:span text:style-name="T12">Ship Type (variants removed)</text:span></text:p>
      <text:p text:style-name="P8">/type+<text:tab/><text:tab/><text:tab/><text:tab/><text:span text:style-name="T12">complete Ship Type</text:span></text:p>
      <text:p text:style-name="P8">/purpose<text:tab/><text:tab/><text:tab/><text:tab/><text:span text:style-name="T12">Objectpurpose</text:span></text:p>
      <text:p text:style-name="P8">/class<text:tab/><text:tab/><text:tab/><text:tab/><text:span text:style-name="T12">Object Class/Size</text:span></text:p>
      <text:p text:style-name="P8">/idcode<text:tab/><text:tab/><text:tab/><text:tab/><text:span text:style-name="T12">idcode of Object</text:span></text:p>
      <text:p text:style-name="P9">$money<text:tab/><text:tab/><text:tab/><text:tab/><text:span text:style-name="T13">amount of Money in the Account the Object uses</text:span></text:p>
      <text:p text:style-name="P9">$cargo.pri<text:tab/><text:tab/><text:tab/><text:tab/><text:span text:style-name="T13">Currently highest-Volume Ware in Object</text:span></text:p>
      <text:p text:style-name="P10"><text:soft-page-break/>$cargo.sec<text:tab/><text:tab/><text:tab/><text:span text:style-name="T13">Currently second-highest-Volume Ware in Object</text:span></text:p>
      <text:p text:style-name="P10">$cargo.free<text:tab/><text:tab/><text:tab/><text:span text:style-name="T13">Currently free Volume in Cargo</text:span></text:p>
      <text:p text:style-name="P10">$cargo.vol<text:tab/><text:tab/><text:tab/><text:span text:style-name="T13">Total Volume of Cargobay</text:span></text:p>
      <text:p text:style-name="P10">$cargo.used<text:tab/><text:tab/><text:tab/><text:span text:style-name="T13">Used/occupied Volume of Cargobay</text:span></text:p>
      <text:p text:style-name="P10">$cargo.count<text:tab/><text:tab/><text:tab/><text:span text:style-name="T13">Count of how many diffrent Wares are in Cargo</text:span></text:p>
      <text:p text:style-name="P11">/freightclass<text:tab/><text:tab/><text:tab/><text:span text:style-name="T10">Cargo Type of the Ship (one letter short)</text:span></text:p>
      <text:p text:style-name="P11"><text:span text:style-name="T16">$build.time.elapsed<text:tab/><text:tab/></text:span><text:span text:style-name="T14">Construction Progress Values for Shipyards</text:span></text:p>
      <text:p text:style-name="P11"><text:span text:style-name="T16">$build.time.total<text:tab/><text:tab/>^</text:span></text:p>
      <text:p text:style-name="P11"><text:span text:style-name="T16">$build.steptime.elapsed<text:tab/>^</text:span></text:p>
      <text:p text:style-name="P11"><text:span text:style-name="T16">$build.steptime.total<text:tab/>^</text:span></text:p>
      <text:p text:style-name="P11"><text:span text:style-name="T16">$build.progress<text:tab/><text:tab/>^</text:span></text:p>
      <text:p text:style-name="P11"><text:span text:style-name="T16">$building.queue<text:tab/><text:tab/>^</text:span></text:p>
      <text:p text:style-name="P11"><text:span text:style-name="T16">$building.inprogress<text:tab/><text:tab/>^</text:span></text:p>
      <text:p text:style-name="P6"><text:span text:style-name="T10"/></text:p>
      <text:p text:style-name="P19">Skill Levels <text:span text:style-name="T16">expression</text:span>:</text:p>
      <text:p text:style-name="P2"><text:span text:style-name="T4">Format is =&gt; </text:span><text:span text:style-name="T7">$S</text:span><text:span text:style-name="T5">X</text:span><text:span text:style-name="T8">Y</text:span></text:p>
      <text:p text:style-name="P2">where <text:span text:style-name="T9">Y</text:span> is:<text:tab/><text:tab/><text:tab/><text:tab/><text:tab/><text:span text:style-name="T4">where </text:span><text:span text:style-name="T6">X</text:span><text:span text:style-name="T4"> is:</text:span></text:p>
      <text:p text:style-name="P3"><text:span text:style-name="T9">A</text:span><text:span text:style-name="T4"><text:tab/>All/combinedskilll<text:tab/><text:tab/><text:tab/></text:span><text:span text:style-name="T6">C</text:span><text:span text:style-name="T4"><text:tab/>Captain</text:span></text:p>
      <text:p text:style-name="P3"><text:span text:style-name="T9">B</text:span><text:span text:style-name="T4"><text:tab/>Boarding Skill<text:tab/><text:tab/><text:tab/></text:span><text:span text:style-name="T6">D</text:span><text:span text:style-name="T4"><text:tab/>Defense Officer</text:span></text:p>
      <text:p text:style-name="P3"><text:span text:style-name="T9">C</text:span><text:span text:style-name="T4"><text:tab/>Combat Skill<text:tab/><text:tab/><text:tab/></text:span><text:span text:style-name="T6">E</text:span><text:span text:style-name="T4"><text:tab/>Engineer</text:span></text:p>
      <text:p text:style-name="P3"><text:span text:style-name="T9">E</text:span><text:span text:style-name="T4"><text:tab/>Engineering Skill<text:tab/><text:tab/><text:tab/></text:span><text:span text:style-name="T6">M</text:span><text:span text:style-name="T4"><text:tab/>Manager</text:span></text:p>
      <text:p text:style-name="P3"><text:span text:style-name="T9">M</text:span><text:span text:style-name="T4"><text:tab/>Managment Skill</text:span></text:p>
      <text:p text:style-name="P3"><text:span text:style-name="T9">N</text:span><text:span text:style-name="T4"><text:tab/>Navigation Skill</text:span></text:p>
      <text:p text:style-name="P3"><text:span text:style-name="T9">O</text:span><text:span text:style-name="T4"><text:tab/>mOrale Skill</text:span></text:p>
      <text:p text:style-name="P3"><text:span text:style-name="T9">S</text:span><text:span text:style-name="T4"><text:tab/>Science Skill</text:span></text:p>
      <text:p text:style-name="P3"><text:span text:style-name="T9">P</text:span><text:span text:style-name="T4"><text:tab/>Relevant Skills in order of priority (depends on entity Type)</text:span></text:p>
      <text:p text:style-name="P3"/>
      <text:p text:style-name="P4"/>
      <text:p text:style-name="P20">Lets just say these are Undocumented:</text:p>
      <text:p text:style-name="P12">DEBUG<text:tab/><text:tab/><text:span text:style-name="T10">Enable Debug for this Object in all of UniTraders Scripts</text:span></text:p>
      <text:p text:style-name="P15"><text:span text:style-name="T10"><text:tab/><text:tab/><text:tab/>(including this one)</text:span></text:p>
      <text:p text:style-name="P12">DEBUG OFF<text:tab/><text:span text:style-name="T10">Disable Debug for this Object in all of UniTraders Scripts</text:span></text:p>
      <text:p text:style-name="P15"><text:span text:style-name="T10"><text:tab/><text:tab/><text:tab/>(will be removed entirely to show it worked)</text:span></text:p>
      <text:p text:style-name="P12">/COLOR<text:tab/><text:tab/><text:span text:style-name="T10">Hide next Character (useful for Sorting purposes;</text:span></text:p>
      <text:p text:style-name="P12"><text:span text:style-name="T10"><text:tab/><text:tab/><text:tab/><text:tab/>might be interpreted as color code,</text:span></text:p>
      <text:p text:style-name="P12"><text:span text:style-name="T10"><text:tab/><text:tab/><text:tab/><text:tab/>so set a Color right after this)</text:span></text:p>
      <text:p text:style-name="P12"><text:span text:style-name="T10"/></text:p>
      <text:p text:style-name="P12"><text:span text:style-name="T10"/></text:p>
      <text:p text:style-name="P18"><text:span text:style-name="T10">Custom Expressions File:</text:span></text:p>
      <text:p text:style-name="P13"><text:span text:style-name="T10">There is a seperate Extension that contains Space for custom Expressions and Methods to set up Name Templates for Ships yet to be built.</text:span></text:p>
      <text:p text:style-name="P13"><text:span text:style-name="T10">Check the file</text:span></text:p>
      <text:p text:style-name="P21"><text:span text:style-name="T10">ut_advanced_renaming_user/t/0001.xml</text:span></text:p>
      <text:p text:style-name="P13"><text:span text:style-name="T10">for more informar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27T21:56:15.101025640</meta:creation-date>
    <dc:date>2022-04-27T23:13:14.110298570</dc:date>
    <meta:editing-duration>PT3M54S</meta:editing-duration>
    <meta:editing-cycles>1</meta:editing-cycles>
    <meta:document-statistic meta:table-count="0" meta:image-count="0" meta:object-count="0" meta:page-count="2" meta:paragraph-count="83" meta:word-count="487" meta:character-count="3271" meta:non-whitespace-character-count="2746"/>
    <meta:generator>LibreOffice/5.1.6.2$Linux_X86_64 LibreOffice_project/10m0$Build-2</meta:generator>
  </office:meta>
</office:document-meta>
</file>